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507A4603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954cm, 2.726cm, 10.753cm, 3.494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51cm" svg:height="21.999cm" svg:x="1.092cm" svg:y="2.392cm">
          <draw:image xlink:href="Pictures/10000000000005E8000007E0507A460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06T11:51:54.749621053</dc:date>
    <meta:editing-duration>PT3M33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